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top" draw:auto-grow-height="false" fo:min-height="0cm" fo:min-width="0cm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line-height="100%" fo:text-align="start" fo:text-indent="0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center"/>
    </style:style>
    <style:style style:name="T1" style:family="text">
      <style:text-properties fo:font-size="10pt" fo:font-weight="bold"/>
    </style:style>
    <style:style style:name="T2" style:family="text">
      <style:text-properties fo:font-size="10pt"/>
    </style:style>
    <style:style style:name="T3" style:family="text">
      <style:text-properties fo:font-size="10pt" fo:language="en" fo:country="US" fo:font-weight="bold" style:language-asian="en" style:country-asian="US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5.08cm" svg:height="5.08cm" svg:x="1.27cm" svg:y="0.635cm">
          <text:p text:style-name="P1"><text:span text:style-name="T1">DBTimeseries</text:span></text:p>
          <text:p text:style-name="P1"><text:span text:style-name="T1"/></text:p>
          <text:p text:style-name="P2"><text:span text:style-name="T2">[Database]</text:span></text:p>
          <text:p text:style-name="P2"><text:span text:style-name="T2">[Table]</text:span></text:p>
          <text:p text:style-name="P2"><text:span text:style-name="T2">ID_Category</text:span></text:p>
          <text:p text:style-name="P2"><text:span text:style-name="T2">ID</text:span></text:p>
          <text:p text:style-name="P2"><text:span text:style-name="T2">Ticker</text:span></text:p>
          <text:p text:style-name="P2"><text:span text:style-name="T2">NumeroValore</text:span></text:p>
          <text:p text:style-name="P2"><text:span text:style-name="T2">ID_Currency</text:span></text:p>
          <text:p text:style-name="P3"><text:span text:style-name="T2">Frequency</text:span></text:p>
          <text:p text:style-name="P3"><text:span text:style-name="T2">[Price adjusted]</text:span></text:p>
          <text:p text:style-name="P2"><text:span text:style-name="T2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2" draw:layer="layout" svg:width="5.08cm" svg:height="5.08cm" svg:x="0.635cm" svg:y="8.255cm">
          <text:p text:style-name="P1"><text:span text:style-name="T1">DBRiskfactor</text:span></text:p>
          <text:p text:style-name="P2"><text:span text:style-name="T1"/></text:p>
          <text:p text:style-name="P2"><text:span text:style-name="T2">[Database]</text:span></text:p>
          <text:p text:style-name="P2"><text:span text:style-name="T2">[Table]</text:span></text:p>
          <text:p text:style-name="P2"><text:span text:style-name="T2">ID_Category</text:span></text:p>
          <text:p text:style-name="P2"><text:span text:style-name="T2">ID_Rf_Construction</text:span></text:p>
          <text:p text:style-name="P2"><text:span text:style-name="T2">ID</text:span></text:p>
          <text:p text:style-name="P2"><text:span text:style-name="T2">Name</text:span></text:p>
          <text:p text:style-name="P2"><text:span text:style-name="T2">ID_Currency</text:span></text:p>
          <text:p text:style-name="P3"><text:span text:style-name="T2">Frequency</text:span></text:p>
          <text:p text:style-name="P2"><text:span text:style-name="T2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4" draw:layer="layout" svg:width="5.08cm" svg:height="1.905cm" svg:x="7.62cm" svg:y="3.81cm">
          <text:p text:style-name="P4"><text:span text:style-name="T1">DBCategory_Riskmethod</text:span></text:p>
          <text:p text:style-name="P4"><text:span text:style-name="T1"/></text:p>
          <text:p text:style-name="P2"><text:span text:style-name="T2">ID</text:span></text:p>
          <text:p text:style-name="P2"><text:span text:style-name="T2">Metho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6.35cm" svg:height="3.175cm" svg:x="13.335cm" svg:y="2.54cm">
          <text:p text:style-name="P1"><text:span text:style-name="T1">DBMap_Strumenti_vs_Riskfactors</text:span></text:p>
          <text:p text:style-name="P1"><text:span text:style-name="T1"/></text:p>
          <text:p text:style-name="P2"><text:span text:style-name="T2">ID_Strumento</text:span></text:p>
          <text:p text:style-name="P2"><text:span text:style-name="T2">ID</text:span></text:p>
          <text:p text:style-name="P2"><text:span text:style-name="T2">ID_Moneta</text:span></text:p>
          <text:p text:style-name="P2"><text:span text:style-name="T2">ID_Riskfactor</text:span></text:p>
          <text:p text:style-name="P3"><text:span text:style-name="T2">ID_Currency_Riskfac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5.08cm" svg:height="1.905cm" svg:x="7.62cm" svg:y="6.35cm">
          <text:p text:style-name="P1"><text:span text:style-name="T1">DBCategory_Timeseries</text:span></text:p>
          <text:p text:style-name="P1"><text:span text:style-name="T1"/></text:p>
          <text:p text:style-name="P2"><text:span text:style-name="T2">ID</text:span></text:p>
          <text:p text:style-name="P3"><text:span text:style-name="T2">Catego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1" draw:layer="layout" svg:width="5.08cm" svg:height="1.905cm" svg:x="6.985cm" svg:y="9.525cm">
          <text:p text:style-name="P1"><text:span text:style-name="T1">DBCategory_Riskfactor</text:span></text:p>
          <text:p text:style-name="P1"><text:span text:style-name="T1"/></text:p>
          <text:p text:style-name="P2"><text:span text:style-name="T2">ID</text:span></text:p>
          <text:p text:style-name="P3"><text:span text:style-name="T2">Catego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6.35cm" svg:height="5.08cm" svg:x="13.335cm" svg:y="6.985cm">
          <text:p text:style-name="P1"><text:span text:style-name="T1">DBMap_Riskfactors_vs_Timeseries</text:span></text:p>
          <text:p text:style-name="P1"><text:span text:style-name="T1"/></text:p>
          <text:p text:style-name="P2"><text:span text:style-name="T2">ID_Riskfactor</text:span></text:p>
          <text:p text:style-name="P2"><text:span text:style-name="T2">ID_Moneta_Riskfactor</text:span></text:p>
          <text:p text:style-name="P2"><text:span text:style-name="T2">[Database]</text:span></text:p>
          <text:p text:style-name="P2"><text:span text:style-name="T2">[Table]</text:span></text:p>
          <text:p text:style-name="P2"><text:span text:style-name="T2">ID_Currency</text:span></text:p>
          <text:p text:style-name="P2"><text:span text:style-name="T2">ID_Strumento</text:span></text:p>
          <text:p text:style-name="P2"><text:span text:style-name="T2">ID</text:span></text:p>
          <text:p text:style-name="P2"><text:span text:style-name="T2">Ticker</text:span></text:p>
          <text:p text:style-name="P3"><text:span text:style-name="T2">NumeroValo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3" draw:layer="layout" svg:width="5.08cm" svg:height="1.905cm" svg:x="8.255cm" svg:y="13.97cm">
          <text:p text:style-name="P1"><text:span text:style-name="T1">DBRf_Construction</text:span></text:p>
          <text:p text:style-name="P1"><text:span text:style-name="T1"/></text:p>
          <text:p text:style-name="P2"><text:span text:style-name="T2">ID</text:span></text:p>
          <text:p text:style-name="P3"><text:span text:style-name="T2">Construction Metho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4" draw:layer="layout" svg:width="5.715cm" svg:height="1.905cm" svg:x="3.175cm" svg:y="19.685cm">
          <text:p text:style-name="P5"><text:span text:style-name="T3">DBRf_Construction_Method_1</text:span></text:p>
          <text:p text:style-name="P1"><text:span text:style-name="T1"/></text:p>
          <text:p text:style-name="P2"><text:span text:style-name="T2">ID_Riskfactor</text:span></text:p>
          <text:p text:style-name="P3"><text:span text:style-name="T2">ID_Timeseri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5" draw:layer="layout" svg:width="5.715cm" svg:height="3.175cm" svg:x="12.065cm" svg:y="19.685cm">
          <text:p text:style-name="P5"><text:span text:style-name="T3">DBRf_Construction_Method_2</text:span></text:p>
          <text:p text:style-name="P1"><text:span text:style-name="T1"/></text:p>
          <text:p text:style-name="P2"><text:span text:style-name="T2">ID_Riskfactor</text:span></text:p>
          <text:p text:style-name="P2"><text:span text:style-name="T2">[Date]</text:span></text:p>
          <text:p text:style-name="P3"><text:span text:style-name="T2">ID_Timeseries</text:span></text:p>
          <text:p text:style-name="P3"><text:span text:style-name="T2">Weigh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6" draw:layer="layout" svg:x1="6.985cm" svg:y1="10.477cm" svg:x2="5.715cm" svg:y2="10.794cm" draw:start-shape="id1" draw:start-glue-point="5" draw:end-shape="id2" draw:end-glue-point="7">
          <text:p text:style-name="P5"/>
        </draw:connector>
        <draw:connector draw:style-name="gr2" draw:text-style-name="P6" draw:layer="layout" svg:x1="10.794cm" svg:y1="15.875cm" svg:x2="6.031cm" svg:y2="19.685cm" draw:start-shape="id3" draw:start-glue-point="6" draw:end-shape="id4" draw:end-glue-point="4">
          <text:p text:style-name="P5"/>
        </draw:connector>
        <draw:connector draw:style-name="gr2" draw:text-style-name="P6" draw:layer="layout" svg:x1="10.794cm" svg:y1="15.875cm" svg:x2="14.921cm" svg:y2="19.685cm" draw:start-shape="id3" draw:start-glue-point="6" draw:end-shape="id5" draw:end-glue-point="4">
          <text:p text:style-name="P5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initial-creator>Claudio Ortelli</meta:initial-creator>
    <meta:creation-date>2007-02-20T16:21:13</meta:creation-date>
    <dc:creator>Claudio Ortelli</dc:creator>
    <dc:date>2007-02-27T16:22:00</dc:date>
    <meta:printed-by>Claudio Ortelli</meta:printed-by>
    <meta:print-date>2007-02-27T15:20:49</meta:print-date>
    <dc:language>en-GB</dc:language>
    <meta:editing-cycles>14</meta:editing-cycles>
    <meta:editing-duration>PT4H9M43S</meta:editing-duration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